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Roboto" svg:font-family="Roboto"/>
    <style:font-face style:name="-apple-system" svg:font-family="-apple-system"/>
    <style:font-face style:name="Cambria" svg:font-family="Cambria"/>
    <style:font-face style:name="&quot;Helvetica Neue&quot;" svg:font-family="&quot;&quot;Helvetica Neue&quot;&quot;"/>
    <style:font-face style:name="&quot;Open Sans&quot;" svg:font-family="&quot;&quot;Open Sans&quot;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9pt" style:font-size-asian="9pt" style:font-size-complex="9pt"/>
    </style:style>
    <style:style style:name="ce3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Roboto" style:font-name-asian="Roboto" style:font-name-complex="Roboto" fo:font-size="9pt" style:font-size-asian="9pt" style:font-size-complex="9pt"/>
    </style:style>
    <style:style style:name="ce5" style:family="table-cell" style:parent-style-name="Default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style:vertical-align="automatic"/>
      <style:text-properties style:font-name="-apple-system" style:font-name-asian="-apple-system" style:font-name-complex="-apple-system" fo:font-size="9pt" style:font-size-asian="9pt" style:font-size-complex="9pt"/>
    </style:style>
    <style:style style:name="ce7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fo:font-size="9pt" style:font-size-asian="9pt" style:font-size-complex="9pt" style:text-underline-style="solid" style:text-underline-type="single" style:font-family-generic="roman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style:vertical-align="automatic" fo:background-color="#FFFFFF"/>
      <style:text-properties fo:color="#0000FF" style:font-name="-apple-system" style:font-name-asian="-apple-system" style:font-name-complex="-apple-system" fo:font-size="9pt" style:font-size-asian="9pt" style:font-size-complex="9pt" style:text-underline-style="solid" style:text-underline-type="single"/>
    </style:style>
    <style:style style:name="ce10" style:family="table-cell" style:parent-style-name="Default" style:data-style-name="N0">
      <style:table-cell-properties style:vertical-align="automatic" fo:background-color="#FFFFFF"/>
      <style:text-properties style:font-name="-apple-system" style:font-name-asian="-apple-system" style:font-name-complex="-apple-system" fo:font-size="9pt" style:font-size-asian="9pt" style:font-size-complex="9pt"/>
    </style:style>
    <style:style style:name="ce11" style:family="table-cell" style:parent-style-name="Default" style:data-style-name="N0">
      <style:table-cell-properties style:vertical-align="automatic"/>
      <style:text-properties fo:color="#1155CC" style:font-name="Cambria" style:font-name-asian="Cambria" style:font-name-complex="Cambria" fo:font-size="9pt" style:font-size-asian="9pt" style:font-size-complex="9pt" style:text-underline-style="solid" style:text-underline-type="single" style:font-family-generic="roman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style:vertical-align="automatic" fo:background-color="#FFFFFF"/>
      <style:text-properties style:font-name="-apple-system" style:font-name-asian="-apple-system" style:font-name-complex="-apple-system" fo:font-size="9pt" style:font-size-asian="9pt" style:font-size-complex="9pt" style:text-underline-style="solid" style:text-underline-type="single"/>
    </style:style>
    <style:style style:name="ce1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202124" fo:font-size="9pt" style:font-size-asian="9pt" style:font-size-complex="9pt"/>
    </style:style>
    <style:style style:name="ce15" style:family="table-cell" style:parent-style-name="Default" style:data-style-name="N0">
      <style:table-cell-properties style:vertical-align="automatic" fo:background-color="#FFFFFF"/>
      <style:text-properties style:font-name="&quot;Helvetica Neue&quot;" style:font-name-asian="&quot;Helvetica Neue&quot;" style:font-name-complex="&quot;Helvetica Neue&quot;" fo:font-size="9pt" style:font-size-asian="9pt" style:font-size-complex="9pt"/>
    </style:style>
    <style:style style:name="ce16" style:family="table-cell" style:parent-style-name="Default" style:data-style-name="N0">
      <style:table-cell-properties style:vertical-align="automatic" fo:background-color="#FFFFFF"/>
      <style:text-properties fo:font-size="9pt" style:font-size-asian="9pt" style:font-size-complex="9pt" style:text-underline-style="solid" style:text-underline-type="single"/>
    </style:style>
    <style:style style:name="ce17" style:family="table-cell" style:parent-style-name="Default" style:data-style-name="N0">
      <style:table-cell-properties style:vertical-align="automatic"/>
      <style:text-properties fo:color="#0F1033" style:font-name="Cambria" style:font-name-asian="Cambria" style:font-name-complex="Cambria" fo:font-size="9pt" style:font-size-asian="9pt" style:font-size-complex="9pt" style:text-underline-style="solid" style:text-underline-type="single" style:font-family-generic="roman"/>
    </style:style>
    <style:style style:name="ce18" style:family="table-cell" style:parent-style-name="Default" style:data-style-name="N0">
      <style:table-cell-properties style:vertical-align="automatic" fo:background-color="#FFFFFF"/>
      <style:text-properties style:font-name="&quot;Open Sans&quot;" style:font-name-asian="&quot;Open Sans&quot;" style:font-name-complex="&quot;Open Sans&quot;" fo:font-size="9pt" style:font-size-asian="9pt" style:font-size-complex="9pt"/>
    </style:style>
    <style:style style:name="ce19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21" style:family="table-cell" style:parent-style-name="Default" style:data-style-name="N0">
      <style:text-properties fo:color="#FF0000" fo:font-size="9pt" style:font-size-asian="9pt" style:font-size-complex="9pt"/>
    </style:style>
    <style:style style:name="ce22" style:family="table-cell" style:parent-style-name="Default" style:data-style-name="N0">
      <style:table-cell-properties style:vertical-align="automatic"/>
      <style:text-properties fo:color="#000000" fo:font-size="9pt" style:font-size-asian="9pt" style:font-size-complex="9pt"/>
    </style:style>
    <style:style style:name="ce23" style:family="table-cell" style:parent-style-name="Default" style:data-style-name="N0">
      <style:table-cell-properties style:vertical-align="automatic"/>
      <style:text-properties fo:color="#C00000" fo:font-size="9pt" style:font-size-asian="9pt" style:font-size-complex="9pt"/>
    </style:style>
    <style:style style:name="ce2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C00000" style:font-name="Roboto" style:font-name-asian="Roboto" style:font-name-complex="Roboto" fo:font-size="9pt" style:font-size-asian="9pt" style:font-size-complex="9pt"/>
    </style:style>
    <style:style style:name="ce25" style:family="table-cell" style:parent-style-name="Default" style:data-style-name="N0">
      <style:text-properties fo:color="#C00000" fo:font-size="9pt" style:font-size-asian="9pt" style:font-size-complex="9pt"/>
    </style:style>
    <style:style style:name="ce2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Roboto" style:font-name-asian="Roboto" style:font-name-complex="Roboto" fo:font-size="9pt" style:font-size-asian="9pt" style:font-size-complex="9pt"/>
    </style:style>
    <style:style style:name="ce27" style:family="table-cell" style:parent-style-name="Default" style:data-style-name="N0">
      <style:text-properties fo:color="#000000" fo:font-size="9pt" style:font-size-asian="9pt" style:font-size-complex="9pt"/>
    </style:style>
    <style:style style:name="ce2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Roboto" style:font-name-asian="Roboto" style:font-name-complex="Roboto" fo:font-size="9pt" style:font-size-asian="9pt" style:font-size-complex="9pt"/>
    </style:style>
    <style:style style:name="ce29" style:family="table-cell" style:parent-style-name="Default" style:data-style-name="N0">
      <style:table-cell-properties style:vertical-align="automatic"/>
      <style:text-properties fo:color="#000000" fo:font-size="9pt" style:font-size-asian="9pt" style:font-size-complex="9pt"/>
    </style:style>
    <style:style style:name="ce30" style:family="table-cell" style:parent-style-name="Default" style:data-style-name="N0">
      <style:text-properties fo:color="#000000" fo:font-size="9pt" style:font-size-asian="9pt" style:font-size-complex="9pt"/>
    </style:style>
    <style:style style:name="co1" style:family="table-column">
      <style:table-column-properties fo:break-before="auto" style:column-width="5.26520833333333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54.1072916666667cm" style:use-optimal-column-width="true"/>
    </style:style>
    <style:style style:name="co4" style:family="table-column">
      <style:table-column-properties fo:break-before="auto" style:column-width="15.636875cm" style:use-optimal-column-width="true"/>
    </style:style>
    <style:style style:name="co5" style:family="table-column">
      <style:table-column-properties fo:break-before="auto" style:column-width="2.59291666666667cm" style:use-optimal-column-width="true"/>
    </style:style>
    <style:style style:name="co6" style:family="table-column">
      <style:table-column-properties fo:break-before="auto" style:column-width="1.53458333333333cm" style:use-optimal-column-width="true"/>
    </style:style>
    <style:style style:name="co7" style:family="table-column">
      <style:table-column-properties fo:break-before="auto" style:column-width="6.00604166666667cm" style:use-optimal-column-width="true"/>
    </style:style>
    <style:style style:name="co8" style:family="table-column">
      <style:table-column-properties fo:break-before="auto" style:column-width="3.75708333333333cm" style:use-optimal-column-width="true"/>
    </style:style>
    <style:style style:name="co9" style:family="table-column">
      <style:table-column-properties fo:break-before="auto" style:column-width="6.82625cm" style:use-optimal-column-width="true"/>
    </style:style>
    <style:style style:name="co10" style:family="table-column">
      <style:table-column-properties fo:break-before="auto" style:column-width="24.3945833333333cm"/>
    </style:style>
    <style:style style:name="co11" style:family="table-column">
      <style:table-column-properties fo:break-before="auto" style:column-width="9.71020833333333cm"/>
    </style:style>
    <style:style style:name="co12" style:family="table-column">
      <style:table-column-properties fo:break-before="auto" style:column-width="2.83104166666667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36pt" style:use-optimal-row-height="true" fo:break-before="auto"/>
    </style:style>
    <style:style style:name="ro5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ayf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column table:style-name="co13" table:number-columns-repeated="15360" table:default-cell-style-name="ce1"/>
        <table:table-row table:style-name="ro1">
          <table:table-cell table:style-name="ce2"/>
          <table:table-cell office:value-type="string" table:style-name="ce3">
            <text:p>Post Date</text:p>
          </table:table-cell>
          <table:table-cell office:value-type="string" table:style-name="ce3">
            <text:p>Qualifications</text:p>
          </table:table-cell>
          <table:table-cell office:value-type="string" table:style-name="ce3">
            <text:p>Required Experience</text:p>
          </table:table-cell>
          <table:table-cell office:value-type="string" table:style-name="ce3">
            <text:p>Location</text:p>
          </table:table-cell>
          <table:table-cell office:value-type="string" table:style-name="ce3">
            <text:p>Full/Part</text:p>
          </table:table-cell>
          <table:table-cell office:value-type="string" table:style-name="ce3">
            <text:p>Company</text:p>
          </table:table-cell>
          <table:table-cell office:value-type="string" table:style-name="ce3">
            <text:p>Posted On</text:p>
          </table:table-cell>
          <table:table-cell office:value-type="string" table:style-name="ce3">
            <text:p>Contact Information</text:p>
          </table:table-cell>
          <table:table-cell office:value-type="string" table:style-name="ce3">
            <text:p>Contact Person</text:p>
          </table:table-cell>
          <table:table-cell table:style-name="ce3"/>
          <table:table-cell table:number-columns-repeated="15" table:style-name="ce2"/>
          <table:table-cell table:number-columns-repeated="16358"/>
        </table:table-row>
        <table:table-row table:style-name="ro1">
          <table:table-cell office:value-type="string" table:style-name="ce24">
            <text:p>Fullstack Software Engineer</text:p>
          </table:table-cell>
          <table:table-cell office:value-type="string" table:style-name="ce23">
            <text:p>2 weeks</text:p>
          </table:table-cell>
          <table:table-cell office:value-type="string" table:style-name="ce5">
            <text:p>C#, ASP.NET, ADO.NET, Entity Framework, SQL Server, NodeJS, Angular, React.</text:p>
          </table:table-cell>
          <table:table-cell office:value-type="string" table:style-name="ce3">
            <text:p>2-3 years.</text:p>
          </table:table-cell>
          <table:table-cell office:value-type="string" table:style-name="ce3">
            <text:p>Istanbul/Remote</text:p>
          </table:table-cell>
          <table:table-cell office:value-type="string" table:style-name="ce3">
            <text:p>Full Time</text:p>
          </table:table-cell>
          <table:table-cell office:value-type="string" table:style-name="ce6">
            <text:p>İdea Bilişim ve Danışmanlık</text:p>
          </table:table-cell>
          <table:table-cell office:value-type="string" table:style-name="ce3">
            <text:p>Linkedin via Job Posting</text:p>
          </table:table-cell>
          <table:table-cell office:value-type="string" table:style-name="ce3">
            <text:p>0216 606 43 32, info@ideabilisim.com</text:p>
          </table:table-cell>
          <table:table-cell office:value-type="string" table:style-name="ce7">
            <text:p><text:a xlink:href="https://www.linkedin.com/in/ayhan-akgün-65072438/">General Manager https://www.linkedin.com/in/ayhan-akg%C3%BCn-65072438/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25"/>
          <table:table-cell office:value-type="string" table:style-name="ce23">
            <text:p>1 day</text:p>
          </table:table-cell>
          <table:table-cell office:value-type="string" table:style-name="ce8">
            <text:p>C#, MSSQL, Web API, OOP, Design Patterns, Unit Testing,avaScript, React.js, TypeScript.</text:p>
          </table:table-cell>
          <table:table-cell office:value-type="string" table:style-name="ce3">
            <text:p>Minimum 4 years.</text:p>
          </table:table-cell>
          <table:table-cell office:value-type="string" table:style-name="ce5">
            <text:p>Remote</text:p>
          </table:table-cell>
          <table:table-cell office:value-type="string" table:style-name="ce8">
            <text:p>Full Time</text:p>
          </table:table-cell>
          <table:table-cell office:value-type="string" table:style-name="ce5">
            <text:p>Talentra</text:p>
          </table:table-cell>
          <table:table-cell office:value-type="string" table:style-name="ce3">
            <text:p>Linkedin via Job Posting</text:p>
          </table:table-cell>
          <table:table-cell office:value-type="string" table:style-name="ce5">
            <text:p>0212 275 71 06, iletisim@talentra.net</text:p>
          </table:table-cell>
          <table:table-cell office:value-type="string" table:style-name="ce9">
            <text:p><text:a xlink:href="https://www.linkedin.com/in/msenar">IT Talent Hunter linkedin.com/in/msenar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25"/>
          <table:table-cell office:value-type="string" table:style-name="ce23">
            <text:p>2 weeks</text:p>
          </table:table-cell>
          <table:table-cell office:value-type="string" table:style-name="ce5">
            <text:p>NET framework, C#, NoSQL Database, GIT source control, REST APIs, TDD &amp; DDD.</text:p>
          </table:table-cell>
          <table:table-cell office:value-type="string" table:style-name="ce3">
            <text:p>Experience in the stated qualitications.</text:p>
          </table:table-cell>
          <table:table-cell office:value-type="string" table:style-name="ce3">
            <text:p>Istanbul/Remote</text:p>
          </table:table-cell>
          <table:table-cell office:value-type="string" table:style-name="ce8">
            <text:p>Full Time</text:p>
          </table:table-cell>
          <table:table-cell office:value-type="string" table:style-name="ce3">
            <text:p>Ottoo</text:p>
          </table:table-cell>
          <table:table-cell office:value-type="string" table:style-name="ce3">
            <text:p>Linkedin via Job Posting</text:p>
          </table:table-cell>
          <table:table-cell office:value-type="string" table:style-name="ce3">
            <text:p>0850 303 29 73, info@ottoo.com</text:p>
          </table:table-cell>
          <table:table-cell office:value-type="string" table:style-name="ce7">
            <text:p><text:a xlink:href="http://linkedin.com/in/murataras">Founder at Ottoo linkedin.com/in/murataras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4">
            <text:p>Front-end Developer</text:p>
          </table:table-cell>
          <table:table-cell office:value-type="string" table:style-name="ce3">
            <text:p>15 hours</text:p>
          </table:table-cell>
          <table:table-cell office:value-type="string" table:style-name="ce8">
            <text:p>JavaScript, CSS, HTML, front-end languages, one of: unit testing frameworks,coding, design patterns.</text:p>
          </table:table-cell>
          <table:table-cell office:value-type="string" table:style-name="ce3">
            <text:p>Minimum 3 years.</text:p>
          </table:table-cell>
          <table:table-cell office:value-type="string" table:style-name="ce3">
            <text:p>Istanbul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Experis Turkey</text:p>
          </table:table-cell>
          <table:table-cell office:value-type="string" table:style-name="ce3">
            <text:p>Linkedin via Job Posting</text:p>
          </table:table-cell>
          <table:table-cell office:value-type="string" table:style-name="ce7">
            <text:p><text:a xlink:href="http://www.experis.com.tr/">0212 213 67 77, http://www.experis.com.tr</text:a></text:p>
          </table:table-cell>
          <table:table-cell office:value-type="string" table:style-name="ce9">
            <text:p><text:a xlink:href="https://www.linkedin.com/in/merve-sönmez-maraba-8838544a">Recruitment Consultant linkedin.com/in/merve-sönmez-maraba-8838544a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3">
            <text:p>1 month</text:p>
          </table:table-cell>
          <table:table-cell office:value-type="string" table:style-name="ce8">
            <text:p>HTML5,SASS/LESS, SCSS, JavaScript/TypeScript, ReactJs, Angular, VueJs, OOP, MVC.</text:p>
          </table:table-cell>
          <table:table-cell office:value-type="string" table:style-name="ce8">
            <text:p>2 years.</text:p>
          </table:table-cell>
          <table:table-cell office:value-type="string" table:style-name="ce10">
            <text:p>Ankara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Akakçce</text:p>
          </table:table-cell>
          <table:table-cell office:value-type="string" table:style-name="ce3">
            <text:p>Linkedin via Job Posting</text:p>
          </table:table-cell>
          <table:table-cell table:style-name="ce10"/>
          <table:table-cell office:value-type="string" table:style-name="ce11">
            <text:p><text:a xlink:href="https://www.linkedin.com/in/müge-koçak-86b296ab/">Human Resources Consultant linkedin.com/in/m%C3%BCge-ko%C3%A7ak-86b296ab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3">
            <text:p>1 day</text:p>
          </table:table-cell>
          <table:table-cell office:value-type="string" table:style-name="ce8">
            <text:p>HTML5, CSS3, JavaScript, TypeScript, Vue.js or React.js, Git, jQuery, SQl, English.</text:p>
          </table:table-cell>
          <table:table-cell office:value-type="string" table:style-name="ce3">
            <text:p>Minimum 3 years.</text:p>
          </table:table-cell>
          <table:table-cell office:value-type="string" table:style-name="ce3">
            <text:p>Istanbul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Knawat</text:p>
          </table:table-cell>
          <table:table-cell office:value-type="string" table:style-name="ce3">
            <text:p>Linkedin via Job Posting</text:p>
          </table:table-cell>
          <table:table-cell office:value-type="string" table:style-name="ce3">
            <text:p>0212 296 11 94, istanbul@knawat.com</text:p>
          </table:table-cell>
          <table:table-cell office:value-type="string" table:style-name="ce9">
            <text:p><text:a xlink:href="https://www.linkedin.com/in/busra-b-b33161207">Product Manager linkedin.com/in/busra-b-b33161207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4">
            <text:p>Back-end Developer</text:p>
          </table:table-cell>
          <table:table-cell office:value-type="string" table:style-name="ce23">
            <text:p>1 day</text:p>
          </table:table-cell>
          <table:table-cell office:value-type="string" table:style-name="ce8">
            <text:p><text:s/>PHP, OOP principles, <text:s/>Cloud computing, <text:s/>CI/CD, Linux, <text:s/>MySQL, Redis, MongoDB.</text:p>
          </table:table-cell>
          <table:table-cell office:value-type="string" table:style-name="ce3">
            <text:p>Experience in the stated qualitications.</text:p>
          </table:table-cell>
          <table:table-cell office:value-type="string" table:style-name="ce3">
            <text:p>Ankara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JotForm</text:p>
          </table:table-cell>
          <table:table-cell office:value-type="string" table:style-name="ce3">
            <text:p>Linkedin via Job Posting</text:p>
          </table:table-cell>
          <table:table-cell office:value-type="string" table:style-name="ce11">
            <text:p><text:a xlink:href="https://www.jotform.com/">https://www.jotform.com/contact/</text:a></text:p>
          </table:table-cell>
          <table:table-cell office:value-type="string" table:style-name="ce11">
            <text:p><text:a xlink:href="https://www.linkedin.com/in/sinem-seda-soydan-ünsal-a229ab91/detail/contact-info/">Global Recruiter https://www.linkedin.com/in/sinem-seda-soydan-%C3%BCnsal-a229ab91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25"/>
          <table:table-cell office:value-type="string" table:style-name="ce23">
            <text:p>1 week</text:p>
          </table:table-cell>
          <table:table-cell office:value-type="string" table:style-name="ce5">
            <text:p>HTML, CSS, and JavaScript, one of: PHP, NodeJS, Python, Ruby, English.</text:p>
          </table:table-cell>
          <table:table-cell office:value-type="string" table:style-name="ce5">
            <text:p>4-6 years.</text:p>
          </table:table-cell>
          <table:table-cell office:value-type="string" table:style-name="ce3">
            <text:p>İzmir</text:p>
          </table:table-cell>
          <table:table-cell office:value-type="string" table:style-name="ce3">
            <text:p>Full Time</text:p>
          </table:table-cell>
          <table:table-cell office:value-type="string" table:style-name="ce6">
            <text:p>SekizGen</text:p>
          </table:table-cell>
          <table:table-cell office:value-type="string" table:style-name="ce3">
            <text:p>Linkedin via Job Posting</text:p>
          </table:table-cell>
          <table:table-cell office:value-type="string" table:style-name="ce11">
            <text:p><text:a xlink:href="https://sekizgen.com/pages/contact-us">https://sekizgen.com/pages/contact-us</text:a></text:p>
          </table:table-cell>
          <table:table-cell office:value-type="string" table:style-name="ce7">
            <text:p><text:a xlink:href="https://www.linkedin.com/in/onur-eren-449a9913/">Co-Founder https://www.linkedin.com/in/onur-eren-449a9913/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25"/>
          <table:table-cell office:value-type="string" table:style-name="ce23">
            <text:p>1 week</text:p>
          </table:table-cell>
          <table:table-cell office:value-type="string" table:style-name="ce8">
            <text:p>NodeJS, Java, Python, MongoDB, PostgreSQL, CI/CD, Redis, Elasticsearch, RabbitMQ, <text:s/>Amazon Web Services, Google Cloud Platform.</text:p>
          </table:table-cell>
          <table:table-cell office:value-type="string" table:style-name="ce3">
            <text:p>Minimum 2 years.</text:p>
          </table:table-cell>
          <table:table-cell office:value-type="string" table:style-name="ce3">
            <text:p>Ankara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Ango Al</text:p>
          </table:table-cell>
          <table:table-cell office:value-type="string" table:style-name="ce3">
            <text:p>Linkedin via Job Posting</text:p>
          </table:table-cell>
          <table:table-cell office:value-type="string" table:style-name="ce3">
            <text:p>0312 486 11 12, info@ango.ai</text:p>
          </table:table-cell>
          <table:table-cell office:value-type="string" table:style-name="ce7">
            <text:p><text:a xlink:href="http://linkedin.com/in/gokhanurul">Co-Founder linkedin.com/in/gokhanurul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4">
            <text:p>Software Engineer</text:p>
          </table:table-cell>
          <table:table-cell office:value-type="string" table:style-name="ce3">
            <text:p>5 hours</text:p>
          </table:table-cell>
          <table:table-cell office:value-type="string" table:style-name="ce5">
            <text:p>C/C++, VxWorks, Arinc653, Java, Groovy, Python or Perl.</text:p>
          </table:table-cell>
          <table:table-cell office:value-type="string" table:style-name="ce3">
            <text:p>Experience in the stated qualitications.</text:p>
          </table:table-cell>
          <table:table-cell office:value-type="string" table:style-name="ce3">
            <text:p>Ankara</text:p>
          </table:table-cell>
          <table:table-cell office:value-type="string" table:style-name="ce3">
            <text:p>Full Time</text:p>
          </table:table-cell>
          <table:table-cell office:value-type="string" table:style-name="ce5">
            <text:p>Kintec Recruitment</text:p>
          </table:table-cell>
          <table:table-cell office:value-type="string" table:style-name="ce3">
            <text:p>Linkedin via Job Posting</text:p>
          </table:table-cell>
          <table:table-cell office:value-type="string" table:style-name="ce12">
            <text:p>uk@kintecglobal.com</text:p>
          </table:table-cell>
          <table:table-cell table:number-columns-repeated="17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3">
            <text:p>3 weeks</text:p>
          </table:table-cell>
          <table:table-cell office:value-type="string" table:style-name="ce5">
            <text:p>Java, GWT, GXT, JavaScript, TypeScript and React.js, Linux/Unix, Git, Maven/Gradle.</text:p>
          </table:table-cell>
          <table:table-cell office:value-type="string" table:style-name="ce3">
            <text:p>No experience is required.</text:p>
          </table:table-cell>
          <table:table-cell office:value-type="string" table:style-name="ce3">
            <text:p>Istanbul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Kron</text:p>
          </table:table-cell>
          <table:table-cell office:value-type="string" table:style-name="ce3">
            <text:p>Linkedin via Job Posting</text:p>
          </table:table-cell>
          <table:table-cell office:value-type="string" table:style-name="ce3">
            <text:p>0212 286 51 22, info@kron.com.tr</text:p>
          </table:table-cell>
          <table:table-cell office:value-type="string" table:style-name="ce7">
            <text:p><text:a xlink:href="http://linkedin.com/in/canel-gurgen-arcak">Human Resources Director linkedin.com/in/canel-gurgen-arcak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21"/>
          <table:table-cell office:value-type="string" table:style-name="ce22">
            <text:p>5 days</text:p>
          </table:table-cell>
          <table:table-cell office:value-type="string" table:style-name="ce8">
            <text:p>Java, Web development, Javascript frameworks, testing frameworks, one ore more of RESTful web services, Angular, NoSQL databases, Spring Boot, Docker, Git, UML, IBM Rational Doors,</text:p>
            <text:p>military obligation must be completed or deferred for at least two years.</text:p>
          </table:table-cell>
          <table:table-cell office:value-type="string" table:style-name="ce3">
            <text:p>Minumun 2 years.</text:p>
          </table:table-cell>
          <table:table-cell office:value-type="string" table:style-name="ce3">
            <text:p>Ankara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Esen</text:p>
          </table:table-cell>
          <table:table-cell office:value-type="string" table:style-name="ce3">
            <text:p>Linkedin via Job Posting</text:p>
          </table:table-cell>
          <table:table-cell office:value-type="string" table:style-name="ce3">
            <text:p>0312 220 14 88, iletisim@esensi.com.tr</text:p>
          </table:table-cell>
          <table:table-cell office:value-type="string" table:style-name="ce13">
            <text:p><text:a xlink:href="http://linkedin.com/in/elif-ejdar-ozel-0b235920">HR Manager linkedin.com/in/elif-ejdar-ozel-0b235920</text:a></text:p>
          </table:table-cell>
          <table:table-cell table:number-columns-repeated="16" table:style-name="ce2"/>
          <table:table-cell table:number-columns-repeated="16358"/>
        </table:table-row>
        <table:table-row table:style-name="ro2">
          <table:table-cell office:value-type="string" table:style-name="ce23">
            <text:p>Machine Learning Engineer</text:p>
          </table:table-cell>
          <table:table-cell office:value-type="string" table:style-name="ce23">
            <text:p>1 week</text:p>
          </table:table-cell>
          <table:table-cell office:value-type="string" table:style-name="ce8">
            <text:p>MSSQL, MySQL, MongoDB, TensorFlow, SageMaker, one of: Spark, Hadoop, Hive, AWS EC2, Beanstalk, Lambda, S3, C, C++, Scala and Elasticsearch.</text:p>
          </table:table-cell>
          <table:table-cell office:value-type="string" table:style-name="ce3">
            <text:p>Experience in the stated qualitications.</text:p>
          </table:table-cell>
          <table:table-cell office:value-type="string" table:style-name="ce3">
            <text:p>Istanbul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Çiçek Sepeti</text:p>
          </table:table-cell>
          <table:table-cell office:value-type="string" table:style-name="ce3">
            <text:p>Linkedin via Job Posting</text:p>
          </table:table-cell>
          <table:table-cell office:value-type="string" table:style-name="ce14">
            <text:p>cicekbilgi@ciceksepeti.com</text:p>
          </table:table-cell>
          <table:table-cell office:value-type="string" table:style-name="ce7">
            <text:p><text:a xlink:href="https://www.linkedin.com/in/aslıhan-yetgin-baa82ba2/detail/contact-info/">Talent Acquisition Specialist https://www.linkedin.com/in/asl%C4%B1han-yetgin-baa82ba2</text:a></text:p>
          </table:table-cell>
          <table:table-cell table:number-columns-repeated="16" table:style-name="ce2"/>
          <table:table-cell table:number-columns-repeated="16358"/>
        </table:table-row>
        <table:table-row table:style-name="ro2">
          <table:table-cell table:style-name="ce25"/>
          <table:table-cell office:value-type="string" table:style-name="ce23">
            <text:p>3 days</text:p>
          </table:table-cell>
          <table:table-cell office:value-type="string" table:style-name="ce8">
            <text:p>Linux, distributed machine learning, cloud technologies.</text:p>
          </table:table-cell>
          <table:table-cell office:value-type="string" table:style-name="ce3">
            <text:p>Experience in the stated qualitications.</text:p>
          </table:table-cell>
          <table:table-cell office:value-type="string" table:style-name="ce3">
            <text:p>Istanbul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Aigoritma</text:p>
          </table:table-cell>
          <table:table-cell office:value-type="string" table:style-name="ce3">
            <text:p>Linkedin via Job Posting</text:p>
          </table:table-cell>
          <table:table-cell office:value-type="string" table:style-name="ce3">
            <text:p>0537 594 45 32, info@aigoritma.ai</text:p>
          </table:table-cell>
          <table:table-cell office:value-type="string" table:style-name="ce7">
            <text:p><text:a xlink:href="http://linkedin.com/in/mtahta">Co-Founder linkedin.com/in/mtahta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25"/>
          <table:table-cell office:value-type="string" table:style-name="ce23">
            <text:p>1 day</text:p>
          </table:table-cell>
          <table:table-cell office:value-type="string" table:style-name="ce3">
            <text:p>One of: Recommendation Engines, ChurnPrediction, Customer Segmentation, Predictive Analytics, building and deploying machine learning, deep learning models, HDFS, Kafka and ElasticSearch,</text:p>
            <text:p>Python and/or Spark with Scala, implementing data infrastructures by using GCP, AWS, MS Azure, GIT, Kanban, DevOps, CI/CD.</text:p>
          </table:table-cell>
          <table:table-cell office:value-type="string" table:style-name="ce3">
            <text:p>Minimum 5 years.</text:p>
          </table:table-cell>
          <table:table-cell office:value-type="string" table:style-name="ce3">
            <text:p>Istanbul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TRT</text:p>
          </table:table-cell>
          <table:table-cell office:value-type="string" table:style-name="ce3">
            <text:p>Linkedin via Job Posting</text:p>
          </table:table-cell>
          <table:table-cell office:value-type="string" table:style-name="ce15">
            <text:p>0312 463 43 43</text:p>
          </table:table-cell>
          <table:table-cell office:value-type="string" table:style-name="ce7">
            <text:p><text:a xlink:href="http://linkedin.com/in/fatih-deniz-698a32117">Human Resources Business Partner linkedin.com/in/fatih-deniz-698a32117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6">
            <text:p>Data Scientist</text:p>
          </table:table-cell>
          <table:table-cell office:value-type="string" table:style-name="ce22">
            <text:p>2 months</text:p>
          </table:table-cell>
          <table:table-cell office:value-type="string" table:style-name="ce8">
            <text:p>Proficiency in analyzing data and formulating insights/conclusions, statistics, machine learning, and deep learning algorithms, Python, multivariate analytic techniques: linear and logistic regression,</text:p>
            <text:p>decision tree, cluster and factor analysis, time-series forecasting methods, SVM models, and/or neural networks, SQL.</text:p>
          </table:table-cell>
          <table:table-cell office:value-type="string" table:style-name="ce3">
            <text:p>Minimum 3 years.</text:p>
          </table:table-cell>
          <table:table-cell office:value-type="string" table:style-name="ce3">
            <text:p>Istanbul</text:p>
          </table:table-cell>
          <table:table-cell office:value-type="string" table:style-name="ce3">
            <text:p>Full Time</text:p>
          </table:table-cell>
          <table:table-cell office:value-type="string" table:style-name="ce5">
            <text:p>System Optima</text:p>
          </table:table-cell>
          <table:table-cell office:value-type="string" table:style-name="ce3">
            <text:p>Linkedin via Job Posting</text:p>
          </table:table-cell>
          <table:table-cell office:value-type="string" table:style-name="ce3">
            <text:p>0216 504 60 95, info@systemoptima.com</text:p>
          </table:table-cell>
          <table:table-cell office:value-type="string" table:style-name="ce7">
            <text:p><text:a xlink:href="http://linkedin.com/in/mehmet-emre-demir-196a8121">General Manager linkedin.com/in/mehmet-emre-demir-196a8121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27"/>
          <table:table-cell office:value-type="string" table:style-name="ce22">
            <text:p>4 days</text:p>
          </table:table-cell>
          <table:table-cell office:value-type="string" table:style-name="ce8">
            <text:p>Python, Pandas, Numpy, SciPy, Scikit-Learn, Apache Cassandra, Apache Spark, data pre-processing, modelling.</text:p>
          </table:table-cell>
          <table:table-cell office:value-type="string" table:style-name="ce3">
            <text:p>Minimum 2 years.</text:p>
          </table:table-cell>
          <table:table-cell office:value-type="string" table:style-name="ce3">
            <text:p>Ankara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Innova Bilişim</text:p>
          </table:table-cell>
          <table:table-cell office:value-type="string" table:style-name="ce3">
            <text:p>Linkedin via Job Posting</text:p>
          </table:table-cell>
          <table:table-cell office:value-type="string" table:style-name="ce3">
            <text:p>444 5 468, info@innova.com.tr</text:p>
          </table:table-cell>
          <table:table-cell office:value-type="string" table:style-name="ce7">
            <text:p><text:a xlink:href="https://www.linkedin.com/in/seda-öney-yaşar-054118b7/">Senior H.R recruitment specialist https://www.linkedin.com/in/seda-%C3%B6ney-ya%C5%9Far-054118b7/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27"/>
          <table:table-cell office:value-type="string" table:style-name="ce22">
            <text:p>1 week</text:p>
          </table:table-cell>
          <table:table-cell office:value-type="string" table:style-name="ce8">
            <text:p>Predictive modeling, machine-learning, clustering and classification techniques, and algorithms, Python, C, C++, Java, SQL, Cassandra, Hadoop, Spark, Tableau.</text:p>
          </table:table-cell>
          <table:table-cell office:value-type="string" table:style-name="ce3">
            <text:p>1-2 years.</text:p>
          </table:table-cell>
          <table:table-cell office:value-type="string" table:style-name="ce3">
            <text:p>Istanbul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Gram Games</text:p>
          </table:table-cell>
          <table:table-cell office:value-type="string" table:style-name="ce3">
            <text:p>Linkedin via Job Posting</text:p>
          </table:table-cell>
          <table:table-cell office:value-type="string" table:style-name="ce3">
            <text:p>other@gram.gs</text:p>
          </table:table-cell>
          <table:table-cell office:value-type="string" table:style-name="ce7">
            <text:p><text:a xlink:href="https://www.linkedin.com/in/gizem-canay-尹吉泽-362360a8/">Talent Acquisition Manager https://www.linkedin.com/in/gizem-canay-%E5%B0%B9%E5%90%89%E6%B3%BD-362360a8/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4">
            <text:p>Computer Vision Engineer</text:p>
          </table:table-cell>
          <table:table-cell office:value-type="string" table:style-name="ce23">
            <text:p>5 days</text:p>
          </table:table-cell>
          <table:table-cell office:value-type="string" table:style-name="ce5">
            <text:p>Image and video processing, machine learning problems, involving large-scale image, video and/or other inference problems,PyTorch, Tensorflow or Theano, Python, implementing software solutions</text:p>
            <text:p>in enterprise Linux or Unix environments, design patterns.</text:p>
          </table:table-cell>
          <table:table-cell office:value-type="string" table:style-name="ce3">
            <text:p>Experience in the stated qualitications.</text:p>
          </table:table-cell>
          <table:table-cell office:value-type="string" table:style-name="ce3">
            <text:p>Ankara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Databoss Security &amp; Analytics</text:p>
          </table:table-cell>
          <table:table-cell office:value-type="string" table:style-name="ce3">
            <text:p>Linkedin via Job Posting</text:p>
          </table:table-cell>
          <table:table-cell office:value-type="string" table:style-name="ce3">
            <text:p>0312 265 06 14, info@data-boss.com.tr</text:p>
          </table:table-cell>
          <table:table-cell office:value-type="string" table:style-name="ce7">
            <text:p><text:a xlink:href="http://linkedin.com/in/mervekorkmaz">Human Resources Manager linkedin.com/in/mervekorkmaz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25"/>
          <table:table-cell office:value-type="string" table:style-name="ce23">
            <text:p>3 days</text:p>
          </table:table-cell>
          <table:table-cell office:value-type="string" table:style-name="ce5">
            <text:p>MS/MEng/PhD in Computer Science or related field, C/C++, OpenCV, Python, image classification, segmentation and feature extraction, linear algebra, optimization, probability and statistics, software</text:p>
            <text:p>architecture and/or API design, complemented by robust integration skills.</text:p>
          </table:table-cell>
          <table:table-cell office:value-type="string" table:style-name="ce3">
            <text:p>Experience in the stated qualitications.</text:p>
          </table:table-cell>
          <table:table-cell office:value-type="string" table:style-name="ce3">
            <text:p>Izmir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Rapsodo, Inc.</text:p>
          </table:table-cell>
          <table:table-cell office:value-type="string" table:style-name="ce3">
            <text:p>Linkedin via Job Posting</text:p>
          </table:table-cell>
          <table:table-cell table:style-name="ce3"/>
          <table:table-cell office:value-type="string" table:style-name="ce7">
            <text:p><text:a xlink:href="http://linkedin.com/in/dilek-devran-9349873">Director linkedin.com/in/dilek-devran-9349873</text:a></text:p>
          </table:table-cell>
          <table:table-cell table:number-columns-repeated="16" table:style-name="ce2"/>
          <table:table-cell table:number-columns-repeated="16358"/>
        </table:table-row>
        <table:table-row table:style-name="ro3">
          <table:table-cell table:style-name="ce25"/>
          <table:table-cell office:value-type="string" table:style-name="ce23">
            <text:p>3 weeks</text:p>
          </table:table-cell>
          <table:table-cell office:value-type="string" table:style-name="ce20">
            <text:p>Developing and designing Computer Vision technologies and systems, Linear Algebra, Geometry, Meshes, Image Processing, C/C++, Python and OpenCV programming skills, C/C++, Python and</text:p>
            <text:p>OpenCV programming skills, multithreaded programming and real time considerations, debugging and troubleshooting skills, writing unit and integration tests, Cloud Based Services.</text:p>
          </table:table-cell>
          <table:table-cell office:value-type="string" table:style-name="ce3">
            <text:p>Minimum 3 years.</text:p>
          </table:table-cell>
          <table:table-cell office:value-type="string" table:style-name="ce3">
            <text:p>Ankara/Remote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Ant Media</text:p>
          </table:table-cell>
          <table:table-cell office:value-type="string" table:style-name="ce3">
            <text:p>Linkedin via Job Posting</text:p>
          </table:table-cell>
          <table:table-cell office:value-type="string" table:style-name="ce3">
            <text:p>0507 373 95 10, contact@antmedia.io</text:p>
          </table:table-cell>
          <table:table-cell table:number-columns-repeated="17" table:style-name="ce2"/>
          <table:table-cell table:number-columns-repeated="16358"/>
        </table:table-row>
        <table:table-row table:style-name="ro4">
          <table:table-cell office:value-type="string" table:style-name="ce26">
            <text:p>NLP Engineer</text:p>
          </table:table-cell>
          <table:table-cell office:value-type="string" table:style-name="ce22">
            <text:p>3 weeks</text:p>
          </table:table-cell>
          <table:table-cell office:value-type="string" table:style-name="ce19">
            <text:p>Having or willing to have M.Sc. or Ph. D. degree in Machine Learning, Natural Language Processing, or related fields in Computer Science, one or more of NLP algorithms &amp; techniques: Text Classification,</text:p>
            <text:p>Named Entity Recognition, Information Retrieval / Extraction, Question Answering, Conversational Dialogue Systems, Dependency Parsing, Relation Extraction, Topic Modelling &amp; Detection, Python, SQL,</text:p>
            <text:p>data analysis, modelling, machine learning and deep learning techniques.</text:p>
          </table:table-cell>
          <table:table-cell office:value-type="string" table:style-name="ce3">
            <text:p>1-4 years.</text:p>
          </table:table-cell>
          <table:table-cell office:value-type="string" table:style-name="ce3">
            <text:p>Istanbul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Yapı Kredi Teknoloji</text:p>
          </table:table-cell>
          <table:table-cell office:value-type="string" table:style-name="ce3">
            <text:p>Linkedin via Job Posting</text:p>
          </table:table-cell>
          <table:table-cell office:value-type="string" table:style-name="ce3">
            <text:p>0212 305 95 00</text:p>
          </table:table-cell>
          <table:table-cell table:number-columns-repeated="17" table:style-name="ce2"/>
          <table:table-cell table:number-columns-repeated="16358"/>
        </table:table-row>
        <table:table-row table:style-name="ro1">
          <table:table-cell table:style-name="ce27"/>
          <table:table-cell office:value-type="string" table:style-name="ce22">
            <text:p>2 weeks</text:p>
          </table:table-cell>
          <table:table-cell office:value-type="string" table:style-name="ce5">
            <text:p>Python, Solid deep learning and statistics backgrounds, NLP and deep learning frameworks.</text:p>
          </table:table-cell>
          <table:table-cell office:value-type="string" table:style-name="ce3">
            <text:p>Minimum 3 years.</text:p>
          </table:table-cell>
          <table:table-cell office:value-type="string" table:style-name="ce3">
            <text:p>Istanbul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Huawei</text:p>
          </table:table-cell>
          <table:table-cell office:value-type="string" table:style-name="ce3">
            <text:p>Linkedin via Job Posting</text:p>
          </table:table-cell>
          <table:table-cell table:style-name="ce2"/>
          <table:table-cell office:value-type="string" table:style-name="ce16">
            <text:p><text:a xlink:href="https://www.linkedin.com/in/süreyya-t-99629019b/">Human Resources Business Partner https://www.linkedin.com/in/s%C3%BCreyya-t-99629019b/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27"/>
          <table:table-cell office:value-type="string" table:style-name="ce22">
            <text:p>3 days</text:p>
          </table:table-cell>
          <table:table-cell office:value-type="string" table:style-name="ce3">
            <text:p>(Internship) Bachelor's or Master's degree in Statistics or Applied Mathematics or equivalent experience, Data Science/Predictive Analytics, SQL,Python/R, Data Wrangling, Data Visualization.</text:p>
          </table:table-cell>
          <table:table-cell office:value-type="string" table:style-name="ce3">
            <text:p>0-2 years.</text:p>
          </table:table-cell>
          <table:table-cell office:value-type="string" table:style-name="ce3">
            <text:p>Remote(Virtual)</text:p>
          </table:table-cell>
          <table:table-cell office:value-type="string" table:style-name="ce3">
            <text:p>Intern</text:p>
          </table:table-cell>
          <table:table-cell office:value-type="string" table:style-name="ce3">
            <text:p>Data Glacier</text:p>
          </table:table-cell>
          <table:table-cell office:value-type="string" table:style-name="ce3">
            <text:p>Linkedin via Job Posting</text:p>
          </table:table-cell>
          <table:table-cell office:value-type="string" table:style-name="ce3">
            <text:p>918 765 431 018</text:p>
          </table:table-cell>
          <table:table-cell table:number-columns-repeated="17" table:style-name="ce2"/>
          <table:table-cell table:number-columns-repeated="16358"/>
        </table:table-row>
        <table:table-row table:style-name="ro1">
          <table:table-cell office:value-type="string" table:style-name="ce24">
            <text:p>Growth Marketing</text:p>
          </table:table-cell>
          <table:table-cell office:value-type="string" table:style-name="ce23">
            <text:p>1 week</text:p>
          </table:table-cell>
          <table:table-cell office:value-type="string" table:style-name="ce3">
            <text:p>Bachelor’s degree in Business, Marketing, or a related field, previous experience or interest in the app industry, excellent communication skills, be highly organized and have a common-sense approach to</text:p>
            <text:p>time management and task prioritization.</text:p>
          </table:table-cell>
          <table:table-cell office:value-type="string" table:style-name="ce3">
            <text:p>Experience in app industry is a plus.</text:p>
          </table:table-cell>
          <table:table-cell office:value-type="string" table:style-name="ce3">
            <text:p>Ankara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MobileAction</text:p>
          </table:table-cell>
          <table:table-cell office:value-type="string" table:style-name="ce3">
            <text:p>Linkedin via Job Posting</text:p>
          </table:table-cell>
          <table:table-cell office:value-type="string" table:style-name="ce17">
            <text:p><text:a xlink:href="mailto:help@mobileaction.co">help@mobileaction.co</text:a></text:p>
          </table:table-cell>
          <table:table-cell office:value-type="string" table:style-name="ce16">
            <text:p><text:a xlink:href="https://www.linkedin.com/in/canan-keleş-79634843/">Head Of Business Development https://www.linkedin.com/in/canan-kele%C5%9F-79634843/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25"/>
          <table:table-cell office:value-type="string" table:style-name="ce23">
            <text:p>4 days</text:p>
          </table:table-cell>
          <table:table-cell office:value-type="string" table:style-name="ce8">
            <text:p>Good communication skills, negotiation skills, good record in closing partnerships, good research skills to target potential partners, good project and time management skills, a keen eye for detail.</text:p>
          </table:table-cell>
          <table:table-cell office:value-type="string" table:style-name="ce8">
            <text:p>Experience in community building, organizational activities,</text:p>
            <text:p>sales or businessdevelopment is preferred.</text:p>
          </table:table-cell>
          <table:table-cell office:value-type="string" table:style-name="ce3">
            <text:p>Istanbul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Global Al Hub</text:p>
          </table:table-cell>
          <table:table-cell office:value-type="string" table:style-name="ce3">
            <text:p>Linkedin via Job Posting</text:p>
          </table:table-cell>
          <table:table-cell office:value-type="string" table:style-name="ce7">
            <text:p><text:a xlink:href="https://globalaihub.com/contact/">https://globalaihub.com/contact/</text:a></text:p>
          </table:table-cell>
          <table:table-cell office:value-type="string" table:style-name="ce16">
            <text:p><text:a xlink:href="https://www.linkedin.com/in/yıldız-köseoğlu-68b0371a6/">People &amp; Culture Specialist https://www.linkedin.com/in/y%C4%B1ld%C4%B1z-k%C3%B6seo%C4%9Flu-68b0371a6/</text:a></text:p>
          </table:table-cell>
          <table:table-cell table:number-columns-repeated="16" table:style-name="ce2"/>
          <table:table-cell table:number-columns-repeated="16358"/>
        </table:table-row>
        <table:table-row table:style-name="ro3">
          <table:table-cell table:style-name="ce25"/>
          <table:table-cell office:value-type="string" table:style-name="ce23">
            <text:p>5 days</text:p>
          </table:table-cell>
          <table:table-cell office:value-type="string" table:style-name="ce20">
            <text:p>Modern demand generation strategy, SaaS sales metrics, and SaaS sales cycles, Bachelor’s degree in Marketing, or the equivalent combination of education, Experienced in the digital ecosystem, including</text:p>
            <text:p>how SEO, SEM, paid media, content, and sales work together, Strong analytical skills, experience with A/B testing, Familiarity with marketing automation tools, IT, DevOps, and Cybersecurity a plus.</text:p>
          </table:table-cell>
          <table:table-cell office:value-type="string" table:style-name="ce8">
            <text:p>5+ years of B2B marketing experience within a SaaS or a</text:p>
            <text:p>technology company.</text:p>
          </table:table-cell>
          <table:table-cell office:value-type="string" table:style-name="ce3">
            <text:p>Istanbul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Doruk</text:p>
          </table:table-cell>
          <table:table-cell office:value-type="string" table:style-name="ce3">
            <text:p>Linkedin via Job Posting</text:p>
          </table:table-cell>
          <table:table-cell office:value-type="string" table:style-name="ce3">
            <text:p>0216 504 02 55, info@dorukotomasyon.com</text:p>
          </table:table-cell>
          <table:table-cell office:value-type="string" table:style-name="ce7">
            <text:p><text:a xlink:href="http://linkedin.com/in/simgegozculer">Human Resources Specialist linkedin.com/in/simgegozculer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8">
            <text:p>Digital Marketing Expert</text:p>
          </table:table-cell>
          <table:table-cell office:value-type="string" table:style-name="ce29">
            <text:p>1 week</text:p>
          </table:table-cell>
          <table:table-cell office:value-type="string" table:style-name="ce8">
            <text:p>Bachelor’s/Master’s degree from marketing/management or equivalent experience, 1 year experience in Google Adwords, Google Analytics, Facebook Analytics and Facebook Ads, strong perception in</text:p>
            <text:p>creating and managing customer segmentations, analytical thinking, following new trends and technologies about her/his area.</text:p>
          </table:table-cell>
          <table:table-cell office:value-type="string" table:style-name="ce3">
            <text:p>Minimum 1 year.</text:p>
          </table:table-cell>
          <table:table-cell office:value-type="string" table:style-name="ce3">
            <text:p>Remote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VLMedia</text:p>
          </table:table-cell>
          <table:table-cell office:value-type="string" table:style-name="ce3">
            <text:p>Linkedin via Job Posting</text:p>
          </table:table-cell>
          <table:table-cell office:value-type="string" table:style-name="ce3">
            <text:p>0312 210 1 777, info@vlmedia.com.tr</text:p>
          </table:table-cell>
          <table:table-cell office:value-type="string" table:style-name="ce7">
            <text:p><text:a xlink:href="http://linkedin.com/in/almila-y-47883219a">Human Resources Specialist linkedin.com/in/almila-y-47883219a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30"/>
          <table:table-cell office:value-type="string" table:style-name="ce29">
            <text:p>2 weeks</text:p>
          </table:table-cell>
          <table:table-cell office:value-type="string" table:style-name="ce8">
            <text:p>Developing and implementing digital marketing strategies and marketing channel, SEO, Google Analytics, in ERP building and management, good knowledge of MS Excel, Knowledge of Iran and Mena market</text:p>
            <text:p>is a plus.</text:p>
          </table:table-cell>
          <table:table-cell office:value-type="string" table:style-name="ce3">
            <text:p>Experience in the stated qualitications.</text:p>
          </table:table-cell>
          <table:table-cell office:value-type="string" table:style-name="ce3">
            <text:p>Istanbul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Bari Global</text:p>
          </table:table-cell>
          <table:table-cell office:value-type="string" table:style-name="ce3">
            <text:p>Linkedin via Job Posting</text:p>
          </table:table-cell>
          <table:table-cell office:value-type="string" table:style-name="ce3">
            <text:p>0212 400 04 04, investment@bariglobal.com</text:p>
          </table:table-cell>
          <table:table-cell office:value-type="string" table:style-name="ce9">
            <text:p><text:a xlink:href="https://www.linkedin.com/in/osmanserkan">Contact Person linkedin.com/in/osmanserkan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30"/>
          <table:table-cell office:value-type="string" table:style-name="ce29">
            <text:p>1 week</text:p>
          </table:table-cell>
          <table:table-cell office:value-type="string" table:style-name="ce8">
            <text:p>3 years experience in running digital marketing campaigns in particular Google and Facebook campaigns, experience in paid digital marketing channels, including but not limited to Google Ads &amp; Facebook Ads,</text:p>
            <text:p>Adjust, AppsFlyer, Google Analytics360, SEMRush, Criteo, Search360 &amp; DV360.</text:p>
            <text:p/>
          </table:table-cell>
          <table:table-cell office:value-type="string" table:style-name="ce3">
            <text:p>Minimum 3 years.</text:p>
          </table:table-cell>
          <table:table-cell office:value-type="string" table:style-name="ce3">
            <text:p>Istanbul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EasyCep</text:p>
          </table:table-cell>
          <table:table-cell office:value-type="string" table:style-name="ce3">
            <text:p>Linkedin via Job Posting</text:p>
          </table:table-cell>
          <table:table-cell office:value-type="string" table:style-name="ce18">
            <text:p>info@easycep.com</text:p>
          </table:table-cell>
          <table:table-cell office:value-type="string" table:style-name="ce7">
            <text:p><text:a xlink:href="https://www.linkedin.com/in/mehmet-akif-özdemir-494838101/detail/contact-info/">Contact Person https://www.linkedin.com/in/mehmet-akif-%C3%B6zdemir-494838101/detail/contact-info/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4">
            <text:p>Market Researcher</text:p>
          </table:table-cell>
          <table:table-cell office:value-type="string" table:style-name="ce23">
            <text:p>4 weeks</text:p>
          </table:table-cell>
          <table:table-cell office:value-type="string" table:style-name="ce3">
            <text:p>BS/MS degree in business or a technical fields, or a combination of experience and education, product Management or analyst experience is a must, identify market opportunities and ideate products, experience</text:p>
            <text:p>in fast-paced SaaS companies is a plus.</text:p>
          </table:table-cell>
          <table:table-cell office:value-type="string" table:style-name="ce3">
            <text:p>Experience in the stated qualitications.</text:p>
          </table:table-cell>
          <table:table-cell office:value-type="string" table:style-name="ce3">
            <text:p>Ankara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JotForm</text:p>
          </table:table-cell>
          <table:table-cell office:value-type="string" table:style-name="ce3">
            <text:p>Linkedin via Job Posting</text:p>
          </table:table-cell>
          <table:table-cell office:value-type="string" table:style-name="ce11">
            <text:p><text:a xlink:href="https://www.jotform.com/">https://www.jotform.com/contact/</text:a></text:p>
          </table:table-cell>
          <table:table-cell office:value-type="string" table:style-name="ce7">
            <text:p><text:a xlink:href="https://www.linkedin.com/in/ayça-pansel-6a86398b/detail/contact-info/">Global Recruiter https://www.linkedin.com/in/ay%C3%A7a-pansel-6a86398b/detail/contact-info/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25"/>
          <table:table-cell office:value-type="string" table:style-name="ce23">
            <text:p>1 week</text:p>
          </table:table-cell>
          <table:table-cell office:value-type="string" table:style-name="ce8">
            <text:p>Experience of quantitative survey research, survey design, questionnaire design, sampling and weighting, scripting and project management, SPSS, R or JMP, industry reports, syndicated databases, industry</text:p>
            <text:p>reports, syndicated databases</text:p>
          </table:table-cell>
          <table:table-cell office:value-type="string" table:style-name="ce3">
            <text:p>3-5 years.</text:p>
          </table:table-cell>
          <table:table-cell office:value-type="string" table:style-name="ce3">
            <text:p>Istanbul/Remote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Hepsiburada</text:p>
          </table:table-cell>
          <table:table-cell office:value-type="string" table:style-name="ce3">
            <text:p>Linkedin via Job Posting</text:p>
          </table:table-cell>
          <table:table-cell table:style-name="ce2"/>
          <table:table-cell office:value-type="string" table:style-name="ce13">
            <text:p><text:a xlink:href="https://www.linkedin.com/in/ayça-pansel-6a86398b/detail/contact-info/">Senior HR Business Partner https://www.linkedin.com/in/ay%C3%A7a-pansel-6a86398b/detail/contact-info/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25"/>
          <table:table-cell office:value-type="string" table:style-name="ce23">
            <text:p>1 week</text:p>
          </table:table-cell>
          <table:table-cell office:value-type="string" table:style-name="ce8">
            <text:p>Bachelor's degree in Business, Marketing, or other related disciplines, experience in Market Research is a plus, preferably experience in IQVIA reporting, reporting &amp; presentation skills, using MS Office programs.</text:p>
          </table:table-cell>
          <table:table-cell office:value-type="string" table:style-name="ce3">
            <text:p>Experience in the stated qualitications.</text:p>
          </table:table-cell>
          <table:table-cell office:value-type="string" table:style-name="ce3">
            <text:p>Istanbul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MSD <text:s/>Türkiye</text:p>
          </table:table-cell>
          <table:table-cell office:value-type="string" table:style-name="ce3">
            <text:p>Linkedin via Job Posting</text:p>
          </table:table-cell>
          <table:table-cell office:value-type="string" table:style-name="ce7">
            <text:p><text:a xlink:href="https://www.msd.com.tr/sayfalar/contact/">https://www.msd.com.tr/sayfalar/contact/</text:a></text:p>
          </table:table-cell>
          <table:table-cell office:value-type="string" table:style-name="ce13">
            <text:p><text:a xlink:href="http://linkedin.com/in/aybukeerkan1">Talent Acquisition Specialist linkedin.com/in/aybukeerkan1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6">
            <text:p>UX Researcher</text:p>
          </table:table-cell>
          <table:table-cell office:value-type="string" table:style-name="ce22">
            <text:p>2 weeks</text:p>
          </table:table-cell>
          <table:table-cell office:value-type="string" table:style-name="ce8">
            <text:p>Degree in Human-Computer Interaction, Psychology, Computer Science, Social Science, or a related field, experience in a user experience/market research setting, communication skills, Availability to travel as</text:p>
            <text:p>needed, experience in e-commerce, startups, mobile apps is a plus.</text:p>
          </table:table-cell>
          <table:table-cell office:value-type="string" table:style-name="ce3">
            <text:p>Minimum 3 years.</text:p>
          </table:table-cell>
          <table:table-cell office:value-type="string" table:style-name="ce3">
            <text:p>Istanbul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OLX Group</text:p>
          </table:table-cell>
          <table:table-cell office:value-type="string" table:style-name="ce3">
            <text:p>Linkedin via Job Posting</text:p>
          </table:table-cell>
          <table:table-cell table:style-name="ce2"/>
          <table:table-cell office:value-type="string" table:style-name="ce7">
            <text:p><text:a xlink:href="http://linkedin.com/in/dinagobran-olx-mckinsey-insead">General Manager linkedin.com/in/dinagobran-olx-mckinsey-insead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27"/>
          <table:table-cell office:value-type="string" table:style-name="ce22">
            <text:p>6 months</text:p>
          </table:table-cell>
          <table:table-cell office:value-type="string" table:style-name="ce8">
            <text:p>Bachelor’s Degree from a human behavior related field, a command of a broad set of qualitative and user-centered design methods, understanding of quantitative, behavioral analysis, and statistical concepts.</text:p>
          </table:table-cell>
          <table:table-cell office:value-type="string" table:style-name="ce3">
            <text:p>Minimum 3 years.</text:p>
          </table:table-cell>
          <table:table-cell office:value-type="string" table:style-name="ce3">
            <text:p>Istanbul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Insider</text:p>
          </table:table-cell>
          <table:table-cell office:value-type="string" table:style-name="ce3">
            <text:p>Linkedin via Job Posting</text:p>
          </table:table-cell>
          <table:table-cell office:value-type="string" table:style-name="ce3">
            <text:p>turkey@useinsider.com</text:p>
          </table:table-cell>
          <table:table-cell office:value-type="string" table:style-name="ce7">
            <text:p><text:a xlink:href="http://linkedin.com/in/belis-dokumaci">Global Recruiter linkedin.com/in/belis-dokumaci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27"/>
          <table:table-cell office:value-type="string" table:style-name="ce22">
            <text:p>2 weeks</text:p>
          </table:table-cell>
          <table:table-cell office:value-type="string" table:style-name="ce8">
            <text:p>Degree in Human-Computer Interaction, Psychology, Computer Science, Social Science, experience running a variety of quantitative and qualitative methodologies, communication skills.</text:p>
          </table:table-cell>
          <table:table-cell office:value-type="string" table:style-name="ce3">
            <text:p>Minimum 3 years.</text:p>
          </table:table-cell>
          <table:table-cell office:value-type="string" table:style-name="ce3">
            <text:p>Istanbul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letgo</text:p>
          </table:table-cell>
          <table:table-cell office:value-type="string" table:style-name="ce3">
            <text:p>Linkedin via Job Posting</text:p>
          </table:table-cell>
          <table:table-cell office:value-type="string" table:style-name="ce7">
            <text:p><text:a xlink:href="https://www.letgo.com/tr-tr/contact">https://www.letgo.com/tr-tr/contact</text:a></text:p>
          </table:table-cell>
          <table:table-cell office:value-type="string" table:style-name="ce13">
            <text:p><text:a xlink:href="http://linkedin.com/in/batuhanutku">Consultant/Senior Recruiter linkedin.com/in/batuhanutku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4">
            <text:p>User Experience Professional</text:p>
          </table:table-cell>
          <table:table-cell office:value-type="string" table:style-name="ce23">
            <text:p>2 weeks</text:p>
          </table:table-cell>
          <table:table-cell office:value-type="string" table:style-name="ce8">
            <text:p>Product visioning, user research and testing, interaction design and front end engineering, big-picture thinker, take the initiative, lead, excite and inspire client and developer teams.</text:p>
          </table:table-cell>
          <table:table-cell office:value-type="string" table:style-name="ce3">
            <text:p>A successful portfolio: mobile, multi-channel, e-commerce</text:p>
            <text:p>experience.</text:p>
          </table:table-cell>
          <table:table-cell office:value-type="string" table:style-name="ce3">
            <text:p>Istanbul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Hepsiburada</text:p>
          </table:table-cell>
          <table:table-cell office:value-type="string" table:style-name="ce3">
            <text:p>Linkedin via Job Posting</text:p>
          </table:table-cell>
          <table:table-cell table:style-name="ce2"/>
          <table:table-cell office:value-type="string" table:style-name="ce7">
            <text:p><text:a xlink:href="http://linkedin.com/in/ecem-ermis-048047141">Talent Management Specialist linkedin.com/in/ecem-ermis-048047141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25"/>
          <table:table-cell office:value-type="string" table:style-name="ce23">
            <text:p>1 week</text:p>
          </table:table-cell>
          <table:table-cell office:value-type="string" table:style-name="ce8">
            <text:p>Experience in creating wireframes, interest in contemporary UX trends, portfolio of completed web projects, experience in ecommerce area, experience in human factors, human behavior, field observations &amp;</text:p>
            <text:p>ethno research is an advantage.</text:p>
          </table:table-cell>
          <table:table-cell office:value-type="string" table:style-name="ce3">
            <text:p>Experience in the stated qualitications.</text:p>
          </table:table-cell>
          <table:table-cell office:value-type="string" table:style-name="ce3">
            <text:p>Istanbul</text:p>
          </table:table-cell>
          <table:table-cell office:value-type="string" table:style-name="ce3">
            <text:p>Full Time</text:p>
          </table:table-cell>
          <table:table-cell office:value-type="string" table:style-name="ce6">
            <text:p>Astound Commerce</text:p>
          </table:table-cell>
          <table:table-cell office:value-type="string" table:style-name="ce3">
            <text:p>Linkedin via Job Posting</text:p>
          </table:table-cell>
          <table:table-cell office:value-type="string" table:style-name="ce7">
            <text:p><text:a xlink:href="https://astoundcommerce.com/contact/">https://astoundcommerce.com/contact/</text:a></text:p>
          </table:table-cell>
          <table:table-cell office:value-type="string" table:style-name="ce7">
            <text:p><text:a xlink:href="http://linkedin.com/in/barisdirim">Talent Acquisition Specialist linkedin.com/in/barisdirim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25"/>
          <table:table-cell office:value-type="string" table:style-name="ce23">
            <text:p>2 weeks</text:p>
          </table:table-cell>
          <table:table-cell office:value-type="string" table:style-name="ce3">
            <text:p>Experience in Mobile UI/UX design, create and maintain UX wireframes and flows with Figma or other prototyping tools, create polished visual designs using Adobe Creative Suite or Figma, able to communicate</text:p>
            <text:p>the UI/UX process effectively, create UI animations within Unity.</text:p>
          </table:table-cell>
          <table:table-cell office:value-type="string" table:style-name="ce3">
            <text:p>Minimum 2 years.</text:p>
          </table:table-cell>
          <table:table-cell office:value-type="string" table:style-name="ce3">
            <text:p>Istanbul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Rollic</text:p>
          </table:table-cell>
          <table:table-cell office:value-type="string" table:style-name="ce3">
            <text:p>Linkedin via Job Posting</text:p>
          </table:table-cell>
          <table:table-cell office:value-type="string" table:style-name="ce7">
            <text:p><text:a xlink:href="https://www.rollicgames.com/tr/iletisim">https://www.rollicgames.com/tr/iletisim</text:a></text:p>
          </table:table-cell>
          <table:table-cell office:value-type="string" table:style-name="ce16">
            <text:p><text:a xlink:href="https://www.linkedin.com/in/ömür-burçak-şenel-7256a6164/detail/contact-info/">Talent Acquisition Specialist https://www.linkedin.com/in/%C3%B6m%C3%BCr-bur%C3%A7ak-%C5%9Fenel-7256a6164/detail/contact-info/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6">
            <text:p>Human Resources Specialist</text:p>
          </table:table-cell>
          <table:table-cell office:value-type="string" table:style-name="ce22">
            <text:p>5 days</text:p>
          </table:table-cell>
          <table:table-cell office:value-type="string" table:style-name="ce5">
            <text:p>2-3 years of HR experience in recruitment, performance management, learning &amp; development, talent Management and compensation and benefit, MS Office applications, experience of managing process</text:p>
            <text:p>development, interpersonal skills and ability to communicate effectively.</text:p>
          </table:table-cell>
          <table:table-cell office:value-type="string" table:style-name="ce3">
            <text:p>Minimum 2-3 years.</text:p>
          </table:table-cell>
          <table:table-cell office:value-type="string" table:style-name="ce3">
            <text:p>Istanbul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TK Elevator</text:p>
          </table:table-cell>
          <table:table-cell office:value-type="string" table:style-name="ce3">
            <text:p>Linkedin via Job Posting</text:p>
          </table:table-cell>
          <table:table-cell office:value-type="string" table:style-name="ce7">
            <text:p><text:a xlink:href="https://career.tkelevator.com/contact">https://career.tkelevator.com/contact</text:a></text:p>
          </table:table-cell>
          <table:table-cell office:value-type="string" table:style-name="ce16">
            <text:p><text:a xlink:href="http://linkedin.com/in/aysegulayan">Recruitment and Learning&amp;Development Manager linkedin.com/in/aysegulayan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27"/>
          <table:table-cell office:value-type="string" table:style-name="ce22">
            <text:p>2 weeks</text:p>
          </table:table-cell>
          <table:table-cell office:value-type="string" table:style-name="ce5">
            <text:p>Bachelor’s degree in human resources, business, or a related field, strong relationship-building skills, development and implementation of talent recruiting processes and developing selection tools, strong</text:p>
            <text:p>attention to detail.</text:p>
          </table:table-cell>
          <table:table-cell office:value-type="string" table:style-name="ce3">
            <text:p>3-5 years.</text:p>
          </table:table-cell>
          <table:table-cell office:value-type="string" table:style-name="ce3">
            <text:p>Izmir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Franklin Electric</text:p>
          </table:table-cell>
          <table:table-cell office:value-type="string" table:style-name="ce3">
            <text:p>Linkedin via Job Posting</text:p>
          </table:table-cell>
          <table:table-cell office:value-type="string" table:style-name="ce7">
            <text:p><text:a xlink:href="https://franklin-electric.com/contacts/">https://franklin-electric.com/contacts/</text:a></text:p>
          </table:table-cell>
          <table:table-cell office:value-type="string" table:style-name="ce13">
            <text:p><text:a xlink:href="http://linkedin.com/in/fabriziogrisenti">HR Director linkedin.com/in/fabriziogrisenti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27"/>
          <table:table-cell office:value-type="string" table:style-name="ce22">
            <text:p>1 week</text:p>
          </table:table-cell>
          <table:table-cell office:value-type="string" table:style-name="ce3">
            <text:p>Proven performance in talent acquisition and interviews, experience in competency-based interview and assessment center, experienced in talent management and assessment is plus, knowledge of legislation</text:p>
            <text:p>processes related to Labor Law and SGK, payroll process knowledge is a plus.</text:p>
          </table:table-cell>
          <table:table-cell office:value-type="string" table:style-name="ce3">
            <text:p>Minimum 3 years.</text:p>
          </table:table-cell>
          <table:table-cell office:value-type="string" table:style-name="ce3">
            <text:p>Izmir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Yanmar Türkiye Makine</text:p>
          </table:table-cell>
          <table:table-cell office:value-type="string" table:style-name="ce3">
            <text:p>Linkedin via Job Posting</text:p>
          </table:table-cell>
          <table:table-cell office:value-type="string" table:style-name="ce3">
            <text:p>0232 502 30 50</text:p>
          </table:table-cell>
          <table:table-cell office:value-type="string" table:style-name="ce13">
            <text:p><text:a xlink:href="http://linkedin.com/in/gulgunburcinkitir">Human Resources Manager linkedin.com/in/gulgunburcinkitir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4">
            <text:p>Talent Acquisition</text:p>
          </table:table-cell>
          <table:table-cell office:value-type="string" table:style-name="ce23">
            <text:p>2 weeks</text:p>
          </table:table-cell>
          <table:table-cell office:value-type="string" table:style-name="ce8">
            <text:p>6-7 years of end-to-end recruitment experience in a high-speed, high-growth environment, experience in all HR process in the e-commerce, MS Office Programs, multitask, communication skills, <text:s/>reporting skills.</text:p>
          </table:table-cell>
          <table:table-cell office:value-type="string" table:style-name="ce3">
            <text:p>Minimum 6-7 years.</text:p>
          </table:table-cell>
          <table:table-cell office:value-type="string" table:style-name="ce3">
            <text:p>Istanbul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Hepsiburada</text:p>
          </table:table-cell>
          <table:table-cell office:value-type="string" table:style-name="ce3">
            <text:p>Linkedin via Job Posting</text:p>
          </table:table-cell>
          <table:table-cell table:style-name="ce2"/>
          <table:table-cell office:value-type="string" table:style-name="ce13">
            <text:p><text:a xlink:href="http://linkedin.com/in/pssonmez">HR Manager linkedin.com/in/pssonmez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25"/>
          <table:table-cell office:value-type="string" table:style-name="ce23">
            <text:p>1 week</text:p>
          </table:table-cell>
          <table:table-cell office:value-type="string" table:style-name="ce8">
            <text:p>One year recruitment experience, recruitment process with high level of attention, creative excellence in research and prospecting, experience with online sourcing techniques, strong communication skills,</text:p>
            <text:p>MS Excel.</text:p>
          </table:table-cell>
          <table:table-cell office:value-type="string" table:style-name="ce3">
            <text:p>Minimum 1 year.</text:p>
          </table:table-cell>
          <table:table-cell office:value-type="string" table:style-name="ce3">
            <text:p>Ankara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Trendyol Group</text:p>
          </table:table-cell>
          <table:table-cell office:value-type="string" table:style-name="ce3">
            <text:p>Linkedin via Job Posting</text:p>
          </table:table-cell>
          <table:table-cell office:value-type="string" table:style-name="ce3">
            <text:p>0212 331 0200</text:p>
          </table:table-cell>
          <table:table-cell office:value-type="string" table:style-name="ce13">
            <text:p><text:a xlink:href="http://linkedin.com/in/nilhanue">Human Resources Manager linkedin.com/in/nilhanue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25"/>
          <table:table-cell office:value-type="string" table:style-name="ce23">
            <text:p>2 days</text:p>
          </table:table-cell>
          <table:table-cell office:value-type="string" table:style-name="ce3">
            <text:p>Experience in high scale recruitment management, experience in full-cycle recruiting, sourcing, MS office programs, preferably SAP knowledge.</text:p>
          </table:table-cell>
          <table:table-cell office:value-type="string" table:style-name="ce3">
            <text:p>Minimum 8 years.</text:p>
          </table:table-cell>
          <table:table-cell office:value-type="string" table:style-name="ce3">
            <text:p>Izmir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MSC Mediterranean Shipping Company</text:p>
          </table:table-cell>
          <table:table-cell office:value-type="string" table:style-name="ce3">
            <text:p>Linkedin via Job Posting</text:p>
          </table:table-cell>
          <table:table-cell office:value-type="string" table:style-name="ce3">
            <text:p>0232 488 6200, TUR-info@msc.com</text:p>
          </table:table-cell>
          <table:table-cell office:value-type="string" table:style-name="ce16">
            <text:p><text:a xlink:href="https://www.linkedin.com/in/deniz-demirdöven-13b09130/detail/contact-info/">Senior Human Resources Specialist https://www.linkedin.com/in/deniz-demird%C3%B6ven-13b09130/detail/contact-info/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office:value-type="string" table:style-name="ce26">
            <text:p>Recruiter</text:p>
          </table:table-cell>
          <table:table-cell office:value-type="string" table:style-name="ce22">
            <text:p>6 days</text:p>
          </table:table-cell>
          <table:table-cell office:value-type="string" table:style-name="ce5">
            <text:p>Open communication, ability to give and receive feedback, high levels of energy, a high bar of work ethic, more than 2 years of experience or someone who is exceptionally talented.</text:p>
          </table:table-cell>
          <table:table-cell office:value-type="string" table:style-name="ce3">
            <text:p>Minimum 2 years or exceptional talent.</text:p>
          </table:table-cell>
          <table:table-cell office:value-type="string" table:style-name="ce3">
            <text:p>Istanbul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Foreks Digital Solutions</text:p>
          </table:table-cell>
          <table:table-cell office:value-type="string" table:style-name="ce3">
            <text:p>Linkedin via Job Posting</text:p>
          </table:table-cell>
          <table:table-cell office:value-type="string" table:style-name="ce3">
            <text:p>0212 367 47 00</text:p>
          </table:table-cell>
          <table:table-cell office:value-type="string" table:style-name="ce16">
            <text:p><text:a xlink:href="https://www.linkedin.com/in/gülçin-şengün-akıncı-1347a215/detail/contact-info/">People and Culture Consultant https://www.linkedin.com/in/g%C3%BCl%C3%A7in-%C5%9Feng%C3%BCn-ak%C4%B1nc%C4%B1-1347a215/detail/contact-info/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27"/>
          <table:table-cell office:value-type="string" table:style-name="ce22">
            <text:p>2 days</text:p>
          </table:table-cell>
          <table:table-cell office:value-type="string" table:style-name="ce3">
            <text:p>3 years of experience in recruitment, strong work ethic and experience, ability to work independently, good intuition and understanding of human psychology, good communicator, capable of interacting and building,</text:p>
            <text:p>relationships with our local and international clients, managing the full cycle recruitment process of permanent positions.</text:p>
          </table:table-cell>
          <table:table-cell office:value-type="string" table:style-name="ce3">
            <text:p>Minimum 3 years.</text:p>
          </table:table-cell>
          <table:table-cell office:value-type="string" table:style-name="ce3">
            <text:p>Remote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Talentra</text:p>
          </table:table-cell>
          <table:table-cell office:value-type="string" table:style-name="ce3">
            <text:p>Linkedin via Job Posting</text:p>
          </table:table-cell>
          <table:table-cell office:value-type="string" table:style-name="ce5">
            <text:p>0212 275 71 06, iletisim@talentra.net</text:p>
          </table:table-cell>
          <table:table-cell office:value-type="string" table:style-name="ce13">
            <text:p><text:a xlink:href="http://linkedin.com/in/funda-kasabali-b654b713">Recruiter / Human Resources Manager linkedin.com/in/funda-kasabali-b654b713</text:a></text:p>
          </table:table-cell>
          <table:table-cell table:number-columns-repeated="16" table:style-name="ce2"/>
          <table:table-cell table:number-columns-repeated="16358"/>
        </table:table-row>
        <table:table-row table:style-name="ro1">
          <table:table-cell table:style-name="ce27"/>
          <table:table-cell office:value-type="string" table:style-name="ce22">
            <text:p>3 days</text:p>
          </table:table-cell>
          <table:table-cell office:value-type="string" table:style-name="ce3">
            <text:p>Experience working with native English speakers, work during Pacific Time hours, top writing skills, effective communication skills, Microsoft Office, high-energy and passion.</text:p>
          </table:table-cell>
          <table:table-cell office:value-type="string" table:style-name="ce3">
            <text:p>Minimum 1 year.</text:p>
          </table:table-cell>
          <table:table-cell office:value-type="string" table:style-name="ce3">
            <text:p>Remote</text:p>
          </table:table-cell>
          <table:table-cell office:value-type="string" table:style-name="ce3">
            <text:p>Full Time</text:p>
          </table:table-cell>
          <table:table-cell office:value-type="string" table:style-name="ce3">
            <text:p>Bottomless</text:p>
          </table:table-cell>
          <table:table-cell office:value-type="string" table:style-name="ce3">
            <text:p>Linkedin via Job Posting</text:p>
          </table:table-cell>
          <table:table-cell office:value-type="string" table:style-name="ce7">
            <text:p><text:a xlink:href="https://www.bottomless.com/hello.html">https://www.bottomless.com/hello.html</text:a></text:p>
          </table:table-cell>
          <table:table-cell office:value-type="string" table:style-name="ce7">
            <text:p><text:a xlink:href="http://linkedin.com/in/lianaherrera">Co-Founder linkedin.com/in/lianaherrera</text:a></text:p>
          </table:table-cell>
          <table:table-cell table:number-columns-repeated="16" table:style-name="ce2"/>
          <table:table-cell table:number-columns-repeated="16358"/>
        </table:table-row>
        <table:table-row table:number-rows-repeated="951" table:style-name="ro1">
          <table:table-cell table:number-columns-repeated="26" table:style-name="ce2"/>
          <table:table-cell table:number-columns-repeated="16358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Roboto" svg:font-family="Roboto"/>
    <style:font-face style:name="-apple-system" svg:font-family="-apple-system"/>
    <style:font-face style:name="Cambria" svg:font-family="Cambria"/>
    <style:font-face style:name="&quot;Helvetica Neue&quot;" svg:font-family="&quot;&quot;Helvetica Neue&quot;&quot;"/>
    <style:font-face style:name="&quot;Open Sans&quot;" svg:font-family="&quot;&quot;Open Sans&quot;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dc:creator>yavuz selim semercioğlu</dc:creator>
    <dc:date>2021-07-04T20:25:47Z</dc:date>
  </office:meta>
</office:document-meta>
</file>